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63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5.498cm"/>
    </style:style>
    <style:style style:name="co6" style:family="table-column">
      <style:table-column-properties fo:break-before="auto" style:column-width="13.5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ce6"/>
        <table:table-column table:style-name="co3" table:number-columns-repeated="16376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Question ID</text:p>
          </table:table-cell>
          <table:table-cell table:style-name="ce1" office:value-type="string" calcext:value-type="string">
            <text:p>PDF Question</text:p>
          </table:table-cell>
          <table:table-cell table:style-name="ce1" office:value-type="string" calcext:value-type="string">
            <text:p>PDF Solution</text:p>
          </table:table-cell>
          <table:table-cell office:value-type="string" calcext:value-type="string">
            <text:p>Q_Pages</text:p>
          </table:table-cell>
          <table:table-cell office:value-type="string" calcext:value-type="string">
            <text:p>S_Pag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1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2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3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4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Triangle (Sine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5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Equation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6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table:style-name="ce5" office:value-type="string" calcext:value-type="string">
            <text:p>6, 7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arabola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7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urd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8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9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Graph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10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Gradient &amp; Y-Intercept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11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ythagoras Problem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12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dratic Problem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4_P1_Q13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,1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1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-D Coordinat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2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ultaneous Equation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3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4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string" calcext:value-type="string">
            <text:p>22, 23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ilar Shap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5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nverse of Pythagora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6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7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ndice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8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9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Bearing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10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anging the Subject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11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Equations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12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Area 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4_P2_Q13</text:p>
          </table:table-cell>
          <table:table-cell office:value-type="string" calcext:value-type="string">
            <text:p><text:a xlink:href="../Q&amp;A%20Pdfs/Question%20Pdfs/2014_Questions.pdf" xlink:type="simple">/home/michael/venv/question_webapp/Q&amp;A Pdfs/Question Pdfs/2014_Questions.pdf</text:a></text:p>
          </table:table-cell>
          <table:table-cell office:value-type="string" calcext:value-type="string">
            <text:p><text:a xlink:href="../Q&amp;A%20Pdfs/Solution%20Pdfs/2014_MS.pdf" xlink:type="simple">/home/michael/venv/question_webapp/Q&amp;A Pdfs/Solution Pdfs/2014_MS.pdf</text:a>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quations and Inequa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2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ngles Inside Shap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3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4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5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Graph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6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7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quations and Inequa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8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Graph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9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0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ultaneous Equa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1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2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urd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3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ndic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5_P1_Q14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unction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2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Trig (Cosine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3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4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5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cientific Notation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6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7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8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ilar Shape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9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cs &amp; Sectors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0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Area 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1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ythagoras Problem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2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Bearing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3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dratic Problem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5_P2_Q14</text:p>
          </table:table-cell>
          <table:table-cell office:value-type="string" calcext:value-type="string">
            <text:p><text:a xlink:href="../Q&amp;A%20Pdfs/Question%20Pdfs/2015_Questions.pdf" xlink:type="simple">/home/michael/venv/question_webapp/Q&amp;A Pdfs/Question Pdfs/2015_Questions.pdf</text:a></text:p>
          </table:table-cell>
          <table:table-cell office:value-type="string" calcext:value-type="string">
            <text:p><text:a xlink:href="../Q&amp;A%20Pdfs/Solution%20Pdfs/2015_MS.pdf" xlink:type="simple">/home/michael/venv/question_webapp/Q&amp;A Pdfs/Solution Pdfs/2015_MS.pdf</text:a></text:p>
          </table:table-cell>
          <table:table-cell office:value-type="string" calcext:value-type="string">
            <text:p>30, 31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1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2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cs &amp; Sector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3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ultaneous Equation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4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Equation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5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string" calcext:value-type="string">
            <text:p>6, 7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iscriminant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6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Equation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7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-D Coordinat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8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quations and Inequation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9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unction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10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Identiti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11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dratic Problem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6_P1_Q12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string" calcext:value-type="string">
            <text:p>12, 13</text:p>
          </table:table-cell>
          <table:table-cell office:value-type="string" calcext:value-type="string">
            <text:p>15, 1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cientific Notation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2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3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4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ngles Inside Shap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5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6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string" calcext:value-type="string">
            <text:p>22, 23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7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Trig (Sine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8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9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ndic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0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ilar Shapes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1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anging the Subject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2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3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Equations</text:p>
          </table:table-cell>
          <table:table-cell table:style-name="ce3" office:value-type="float" office:value="2016" calcext:value-type="float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4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ythagoras Problems</text:p>
          </table:table-cell>
          <table:table-cell table:style-name="ce3" office:value-type="float" office:value="2016" calcext:value-type="float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5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Trig (Cosine)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6_P2_Q16</text:p>
          </table:table-cell>
          <table:table-cell office:value-type="string" calcext:value-type="string">
            <text:p><text:a xlink:href="../Q&amp;A%20Pdfs/Question%20Pdfs/2016_Questions.pdf" xlink:type="simple">/home/michael/venv/question_webapp/Q&amp;A Pdfs/Question Pdfs/2016_Questions.pdf</text:a></text:p>
          </table:table-cell>
          <table:table-cell office:value-type="string" calcext:value-type="string">
            <text:p><text:a xlink:href="../Q&amp;A%20Pdfs/Solution%20Pdfs/2016_MS.pdf" xlink:type="simple">/home/michael/venv/question_webapp/Q&amp;A Pdfs/Solution Pdfs/2016_MS.pdf</text:a>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unction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2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3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4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-D Coordinat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5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Equation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6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Area 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7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quations and Inequation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8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ngles Inside Shap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9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anging the Subject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0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1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2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ultaneous Equation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3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arabola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4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ilar Shap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7_P1_Q15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2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Trig (Cosine)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3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dratic Formula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4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5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6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nverse of Pythagora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7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8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actorising (Inc Alg Fractions)</text:p>
          </table:table-cell>
          <table:table-cell table:style-name="ce3" office:value-type="string" calcext:value-type="string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9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Bearing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0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Gradient &amp; Y-Intercept)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1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ndice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2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ythagoras Problem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3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cs &amp; Sector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4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Equations</text:p>
          </table:table-cell>
          <table:table-cell table:style-name="ce3" office:value-type="float" office:value="2017" calcext:value-type="float">
            <text:p>20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7_P2_Q15</text:p>
          </table:table-cell>
          <table:table-cell office:value-type="string" calcext:value-type="string">
            <text:p><text:a xlink:href="../Q&amp;A%20Pdfs/Question%20Pdfs/2017_Questions.pdf" xlink:type="simple">/home/michael/venv/question_webapp/Q&amp;A Pdfs/Question Pdfs/2017_Questions.pdf</text:a></text:p>
          </table:table-cell>
          <table:table-cell office:value-type="string" calcext:value-type="string">
            <text:p><text:a xlink:href="../Q&amp;A%20Pdfs/Solution%20Pdfs/2017_MS.pdf" xlink:type="simple">/home/michael/venv/question_webapp/Q&amp;A Pdfs/Solution Pdfs/2017_MS.pdf</text:a></text:p>
          </table:table-cell>
          <table:table-cell office:value-type="string" calcext:value-type="string">
            <text:p>31, 32</text:p>
          </table:table-cell>
          <table:table-cell office:value-type="float" office:value="38" calcext:value-type="float">
            <text:p>3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2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ultaneous Equa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3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4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5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Graph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6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Equation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7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string" calcext:value-type="string">
            <text:p>6, 7</text:p>
          </table:table-cell>
          <table:table-cell office:value-type="string" calcext:value-type="string">
            <text:p>10, 1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iscriminant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8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ngles Inside Shap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9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Trig (Cosine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0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urd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1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Graph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2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-D Coordinat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3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anging the Subject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4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ndic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5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arabola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6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7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Identiti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8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8_P1_Q19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string" calcext:value-type="string">
            <text:p>16, 17</text:p>
          </table:table-cell>
          <table:table-cell office:value-type="string" calcext:value-type="string">
            <text:p>23, 2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cs &amp; Sector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2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3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quations and Inequa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4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5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string" calcext:value-type="string">
            <text:p>26, 27</text:p>
          </table:table-cell>
          <table:table-cell office:value-type="string" calcext:value-type="string">
            <text:p>35, 3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unc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6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7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Equation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8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Trig (Sine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9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0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cientific Notation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1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ythagoras Problem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2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Bearing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3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Gradient &amp; Y-Intercept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4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5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-D Pythagora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6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Area 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7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ilar Shapes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8_P2_Q18</text:p>
          </table:table-cell>
          <table:table-cell office:value-type="string" calcext:value-type="string">
            <text:p><text:a xlink:href="../Q&amp;A%20Pdfs/Question%20Pdfs/2018_Questions.pdf" xlink:type="simple">/home/michael/venv/question_webapp/Q&amp;A Pdfs/Question Pdfs/2018_Questions.pdf</text:a></text:p>
          </table:table-cell>
          <table:table-cell office:value-type="string" calcext:value-type="string">
            <text:p><text:a xlink:href="../Q&amp;A%20Pdfs/Solution%20Pdfs/2018_MS.pdf" xlink:type="simple">/home/michael/venv/question_webapp/Q&amp;A Pdfs/Solution Pdfs/2018_MS.pdf</text:a></text:p>
          </table:table-cell>
          <table:table-cell office:value-type="string" calcext:value-type="string">
            <text:p>38. 39</text:p>
          </table:table-cell>
          <table:table-cell office:value-type="string" calcext:value-type="string">
            <text:p>53, 5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unc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2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3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cs &amp; Sector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4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5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, 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Equation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6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string" calcext:value-type="string">
            <text:p>6, 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anging the Subject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7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ultaneous Equa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8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9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0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, 1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ngles Inside Shap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1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urd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2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Graph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3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quations and Inequa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4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dratic Problem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19_P1_Q15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string" calcext:value-type="string">
            <text:p>14, 15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2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Area 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3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cientific Notation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4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-D Coordinat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5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dratic Formula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6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Trig (Cosine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7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8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9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0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nverse of Pythagora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1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ilar Shap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2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7, 3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Gradient &amp; Y-Intercept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3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Equation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4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5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ndic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6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Identitie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7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ythagoras Problems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8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Trig (Sine)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19_P2_Q19</text:p>
          </table:table-cell>
          <table:table-cell office:value-type="string" calcext:value-type="string">
            <text:p><text:a xlink:href="../Q&amp;A%20Pdfs/Question%20Pdfs/2019_Questions.pdf" xlink:type="simple">/home/michael/venv/question_webapp/Q&amp;A Pdfs/Question Pdfs/2019_Questions.pdf</text:a></text:p>
          </table:table-cell>
          <table:table-cell office:value-type="string" calcext:value-type="string">
            <text:p><text:a xlink:href="../Q&amp;A%20Pdfs/Solution%20Pdfs/2019_MS.pdf" xlink:type="simple">/home/michael/venv/question_webapp/Q&amp;A Pdfs/Solution Pdfs/2019_MS.pdf</text:a>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2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3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ngles Inside Shap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4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5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arabola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6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ultaneous Equa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7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iscriminant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8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urd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9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Equation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0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string" calcext:value-type="string">
            <text:p>8, 9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quations and Inequa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1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2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Graph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3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-D Coordinat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4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ndic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5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unc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6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arabola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7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ythagoras Problem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8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1_P1_Q19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cientific Notation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2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3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Trig (Sine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4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5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6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Bearing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7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cs &amp; Sector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8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Equation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9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anging the Subject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0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1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2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ilar Shap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3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Equation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4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dratic Problem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5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string" calcext:value-type="string">
            <text:p>29, 30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Identitie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6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1_P2_Q17</text:p>
          </table:table-cell>
          <table:table-cell office:value-type="string" calcext:value-type="string">
            <text:p><text:a xlink:href="../Q&amp;A%20Pdfs/Question%20Pdfs/2021_Questions.pdf" xlink:type="simple">/home/michael/venv/question_webapp/Q&amp;A Pdfs/Question Pdfs/2021_Questions.pdf</text:a></text:p>
          </table:table-cell>
          <table:table-cell office:value-type="string" calcext:value-type="string">
            <text:p><text:a xlink:href="../Q&amp;A%20Pdfs/Solution%20Pdfs/2021_MS.pdf" xlink:type="simple">/home/michael/venv/question_webapp/Q&amp;A Pdfs/Solution Pdfs/2021_MS.pdf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unction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2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3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ngles Inside Shap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4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5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Equation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6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anging the Subject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7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Graph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8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Trig (Cosine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9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0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ndic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1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2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urd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3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arabola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4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dratic Problem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2_P1_Q15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string" calcext:value-type="string">
            <text:p>12, 13</text:p>
          </table:table-cell>
          <table:table-cell office:value-type="string" calcext:value-type="string">
            <text:p>16, 1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2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3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ultaneous Equation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4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, 2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5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string" calcext:value-type="string">
            <text:p>19, 20</text:p>
          </table:table-cell>
          <table:table-cell office:value-type="string" calcext:value-type="string">
            <text:p>27, 2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Area 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6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dratic Formula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7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ythagoras Problem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8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Equation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9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cs &amp; Sector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0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-D Pythagora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1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2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Identities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3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Trig (Sine)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2_P2_Q14</text:p>
          </table:table-cell>
          <table:table-cell office:value-type="string" calcext:value-type="string">
            <text:p><text:a xlink:href="../Q&amp;A%20Pdfs/Question%20Pdfs/2022_Questions.pdf" xlink:type="simple">/home/michael/venv/question_webapp/Q&amp;A Pdfs/Question Pdfs/2022_Questions.pdf</text:a></text:p>
          </table:table-cell>
          <table:table-cell office:value-type="string" calcext:value-type="string">
            <text:p><text:a xlink:href="../Q&amp;A%20Pdfs/Solution%20Pdfs/2022_MS.pdf" xlink:type="simple">/home/michael/venv/question_webapp/Q&amp;A Pdfs/Solution Pdfs/2022_MS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2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ultaneous Equation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3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4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iscriminant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5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Trig (Cosine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6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Equation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7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string" calcext:value-type="string">
            <text:p>8, 9</text:p>
          </table:table-cell>
          <table:table-cell office:value-type="string" calcext:value-type="string">
            <text:p>9, 1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urd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8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9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, 1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ythagoras Problem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0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Graph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1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ndic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2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Graph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3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quations and Inequation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3_P1_Q14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cientific Notation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2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cs &amp; Sector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3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Trig (Sine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4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ngles Inside Shap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5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6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anging the Subject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7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nverse of Pythagora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8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9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0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Equation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1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2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Identitie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3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dratic Problems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4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7, 3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Area 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3_P2_Q15</text:p>
          </table:table-cell>
          <table:table-cell office:value-type="string" calcext:value-type="string">
            <text:p><text:a xlink:href="../Q&amp;A%20Pdfs/Question%20Pdfs/2023_Questions.pdf" xlink:type="simple">/home/michael/venv/question_webapp/Q&amp;A Pdfs/Question Pdfs/2023_Questions.pdf</text:a></text:p>
          </table:table-cell>
          <table:table-cell office:value-type="string" calcext:value-type="string">
            <text:p><text:a xlink:href="../Q&amp;A%20Pdfs/Solution%20Pdfs/2023_MS.pdf" xlink:type="simple">/home/michael/venv/question_webapp/Q&amp;A Pdfs/Solution Pdfs/2023_MS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unctions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2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3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4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atistics</text:p>
          </table:table-cell>
          <table:table-cell table:style-name="ce3" office:value-type="float" office:value="2024" calcext:value-type="float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5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, 1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urd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6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ultaneous Equation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7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Graph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8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Equation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9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string" calcext:value-type="string">
            <text:p>8, 9</text:p>
          </table:table-cell>
          <table:table-cell office:value-type="string" calcext:value-type="string">
            <text:p>14, 1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ngles Inside Shap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0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Gradient &amp; Y-Intercept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1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2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, 1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ndic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3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ilar Shap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4_P1_Q14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cientific Notation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2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Trig (Cosine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3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quations and Inequation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4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5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actorising (Inc Alg Fractions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6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7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dratic Formula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8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anging the Subject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9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ythagoras Problem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0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Equation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1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2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Trig (Sine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3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4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cs &amp; Sectors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5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4_P2_Q16</text:p>
          </table:table-cell>
          <table:table-cell office:value-type="string" calcext:value-type="string">
            <text:p><text:a xlink:href="../Q&amp;A%20Pdfs/Question%20Pdfs/2024_Questions.pdf" xlink:type="simple">/home/michael/venv/question_webapp/Q&amp;A Pdfs/Question Pdfs/2024_Questions.pdf</text:a></text:p>
          </table:table-cell>
          <table:table-cell office:value-type="string" calcext:value-type="string">
            <text:p><text:a xlink:href="../Q&amp;A%20Pdfs/Solution%20Pdfs/2024_MS.pdf" xlink:type="simple">/home/michael/venv/question_webapp/Q&amp;A Pdfs/Solution Pdfs/2024_MS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ac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2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3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4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angle Area 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5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raight Line (Equation)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6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unc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7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Graph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8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9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Indic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0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iscriminant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1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urd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2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3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gebraic Fractions (+,-,x,div)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4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dratic Problem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25_P1_Q15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string" calcext:value-type="string">
            <text:p>12. 13</text:p>
          </table:table-cell>
          <table:table-cell office:value-type="string" calcext:value-type="string">
            <text:p>21, 2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rcentag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2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cientific Notation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3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tatistic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4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string" calcext:value-type="string">
            <text:p>19, 20</text:p>
          </table:table-cell>
          <table:table-cell office:value-type="string" calcext:value-type="string">
            <text:p>31. 3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mpleting the Square (Inc Graphs)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5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rcs &amp; Sector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6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ngles Inside Shap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7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-D Pythagora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8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anging the Subject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9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ultaneous Equa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0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imilar Shape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1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Bearing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2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quations and Inequa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3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ig Equation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4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Vectors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025_P2_Q15</text:p>
          </table:table-cell>
          <table:table-cell table:style-name="ce3" office:value-type="string" calcext:value-type="string">
            <text:p><text:a xlink:href="../Q&amp;A%20Pdfs/Question%20Pdfs/2025_Questions.pdf" xlink:type="simple">/home/michael/venv/question_webapp/Q&amp;A Pdfs/Question Pdfs/2025_Questions.pdf</text:a></text:p>
          </table:table-cell>
          <table:table-cell office:value-type="string" calcext:value-type="string">
            <text:p><text:a xlink:href="../Q&amp;A%20Pdfs/Solution%20Pdfs/2025_MS.pdf" xlink:type="simple">/home/michael/venv/question_webapp/Q&amp;A Pdfs/Solution Pdfs/2025_MS.pdf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 table:number-rows-repeated="10482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08:30:47.5571154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10-15T15:34:26</meta:creation-date>
    <dc:date>2025-10-16T10:02:06.001805448</dc:date>
    <meta:generator>LibreOffice/24.2.7.2$Linux_X86_64 LibreOffice_project/420$Build-2</meta:generator>
    <meta:editing-duration>PT1H30M54S</meta:editing-duration>
    <meta:editing-cycles>14</meta:editing-cycles>
    <meta:document-statistic meta:table-count="1" meta:cell-count="2704" meta:object-count="0"/>
    <meta:user-defined meta:name="AppVersion">3.1</meta:user-defined>
  </office:meta>
</office:document-meta>
</file>